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5" style:family="paragraph" style:parent-style-name="Standard">
      <style:text-properties fo:font-size="12pt" fo:font-weight="normal" officeooo:rsid="00116a89" officeooo:paragraph-rsid="0010fe6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f2ce" officeooo:paragraph-rsid="001cf2c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f2ce" officeooo:paragraph-rsid="001e61a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d00c" officeooo:paragraph-rsid="0018e52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f68e" officeooo:paragraph-rsid="0018e52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22"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23"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paragraph-rsid="00206373"/>
    </style:style>
    <style:style style:name="P30" style:family="paragraph" style:parent-style-name="Standard">
      <style:paragraph-properties fo:text-align="start" style:justify-single-word="false"/>
      <style:text-properties fo:font-size="12pt" fo:font-weight="bold" officeooo:paragraph-rsid="0023043d"/>
    </style:style>
    <style:style style:name="P31"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35"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P37" style:family="paragraph" style:parent-style-name="Footnote">
      <style:text-properties officeooo:rsid="0012d186" officeooo:paragraph-rsid="0012d186"/>
    </style:style>
    <style:style style:name="P38"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bold" officeooo:rsid="001cf2ce" officeooo:paragraph-rsid="00279d30"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e61a6" officeooo:paragraph-rsid="0025c38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ecc13" officeooo:paragraph-rsid="00279d30"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f09f3" officeooo:paragraph-rsid="00279d3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1f09f3" officeooo:paragraph-rsid="002c071f"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bold" officeooo:rsid="001cf2ce" officeooo:paragraph-rsid="00279d30"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1cf2ce" officeooo:paragraph-rsid="002c071f"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1cf2ce" officeooo:paragraph-rsid="0030d1c0"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style="italic" fo:font-weight="normal" officeooo:rsid="0023043d" officeooo:paragraph-rsid="00279d30"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text-properties fo:font-size="12pt" fo:font-style="italic" fo:font-weight="bold" officeooo:rsid="001cf2ce" officeooo:paragraph-rsid="002f69ab" style:font-size-asian="10.5pt" style:font-style-asian="italic" style:font-weight-asian="bold" style:font-size-complex="12pt" style:font-style-complex="italic" style:font-weight-complex="bold"/>
    </style:style>
    <style:style style:name="P50" style:family="paragraph" style:parent-style-name="Standard">
      <style:paragraph-properties fo:text-align="start" style:justify-single-word="false"/>
      <style:text-properties fo:font-size="12pt" fo:font-style="italic" fo:font-weight="bold" officeooo:rsid="001cf2ce" officeooo:paragraph-rsid="0030d1c0" style:font-size-asian="10.5pt" style:font-style-asian="italic" style:font-weight-asian="bold" style:font-size-complex="12pt" style:font-style-complex="italic" style:font-weight-complex="bold"/>
    </style:style>
    <style:style style:name="P51" style:family="paragraph" style:parent-style-name="Standard">
      <style:paragraph-properties fo:text-align="start" style:justify-single-word="false"/>
      <style:text-properties fo:font-size="12pt" fo:font-style="italic" fo:font-weight="bold" officeooo:rsid="001cf2ce" officeooo:paragraph-rsid="0030d35b" style:font-size-asian="10.5pt" style:font-style-asian="italic" style:font-weight-asian="bold" style:font-size-complex="12pt" style:font-style-complex="italic" style:font-weight-complex="bold"/>
    </style:style>
    <style:style style:name="P52" style:family="paragraph" style:parent-style-name="Standard">
      <style:paragraph-properties fo:text-align="start" style:justify-single-word="false"/>
      <style:text-properties fo:font-size="12pt" fo:font-style="italic" fo:font-weight="bold" officeooo:rsid="001cf2ce" officeooo:paragraph-rsid="0032c5e7" style:font-size-asian="10.5pt" style:font-style-asian="italic" style:font-weight-asian="bold" style:font-size-complex="12pt" style:font-style-complex="italic" style:font-weight-complex="bold"/>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e303"/>
    </style:style>
    <style:style style:name="T15" style:family="text">
      <style:text-properties officeooo:rsid="001e61a6"/>
    </style:style>
    <style:style style:name="T16" style:family="text">
      <style:text-properties officeooo:rsid="001ecc13"/>
    </style:style>
    <style:style style:name="T17" style:family="text">
      <style:text-properties officeooo:rsid="001f09cc"/>
    </style:style>
    <style:style style:name="T18" style:family="text">
      <style:text-properties fo:font-weight="normal" officeooo:rsid="001f09cc" style:font-weight-asian="normal" style:font-weight-complex="normal"/>
    </style:style>
    <style:style style:name="T19" style:family="text">
      <style:text-properties fo:font-weight="normal" officeooo:rsid="001f09f3" style:font-weight-asian="normal" style:font-weight-complex="normal"/>
    </style:style>
    <style:style style:name="T20" style:family="text">
      <style:text-properties fo:font-weight="normal" officeooo:rsid="00205846" style:font-weight-asian="normal" style:font-weight-complex="normal"/>
    </style:style>
    <style:style style:name="T21" style:family="text">
      <style:text-properties fo:font-weight="normal" officeooo:rsid="00206373" style:font-weight-asian="normal" style:font-weight-complex="normal"/>
    </style:style>
    <style:style style:name="T22" style:family="text">
      <style:text-properties fo:font-weight="normal" officeooo:rsid="00210ac6" style:font-weight-asian="normal" style:font-weight-complex="normal"/>
    </style:style>
    <style:style style:name="T23" style:family="text">
      <style:text-properties fo:font-weight="normal" officeooo:rsid="0023043d" style:font-weight-asian="normal" style:font-weight-complex="normal"/>
    </style:style>
    <style:style style:name="T24" style:family="text">
      <style:text-properties fo:font-weight="normal" officeooo:rsid="00290e99" style:font-weight-asian="normal" style:font-weight-complex="normal"/>
    </style:style>
    <style:style style:name="T25" style:family="text">
      <style:text-properties fo:font-weight="normal" officeooo:rsid="002a9afe" style:font-weight-asian="normal" style:font-weight-complex="normal"/>
    </style:style>
    <style:style style:name="T26" style:family="text">
      <style:text-properties fo:font-weight="normal" officeooo:rsid="002c071f" style:font-weight-asian="normal" style:font-weight-complex="normal"/>
    </style:style>
    <style:style style:name="T27" style:family="text">
      <style:text-properties fo:font-weight="normal" officeooo:rsid="002df95b" style:font-weight-asian="normal" style:font-weight-complex="normal"/>
    </style:style>
    <style:style style:name="T28" style:family="text">
      <style:text-properties fo:font-weight="normal" officeooo:rsid="002f69ab" style:font-weight-asian="normal" style:font-weight-complex="normal"/>
    </style:style>
    <style:style style:name="T29" style:family="text">
      <style:text-properties fo:font-weight="normal" officeooo:rsid="0030d1c0" style:font-weight-asian="normal" style:font-weight-complex="normal"/>
    </style:style>
    <style:style style:name="T30" style:family="text">
      <style:text-properties fo:font-weight="normal" officeooo:rsid="0030d35b" style:font-weight-asian="normal" style:font-weight-complex="normal"/>
    </style:style>
    <style:style style:name="T31" style:family="text">
      <style:text-properties fo:font-weight="normal" officeooo:rsid="001f09f3" style:font-size-asian="10.5pt" style:font-weight-asian="normal" style:font-size-complex="12pt" style:font-weight-complex="normal"/>
    </style:style>
    <style:style style:name="T32" style:family="text">
      <style:text-properties fo:font-weight="normal" officeooo:rsid="00206373" style:font-size-asian="10.5pt" style:font-weight-asian="normal" style:font-size-complex="12pt" style:font-weight-complex="normal"/>
    </style:style>
    <style:style style:name="T33" style:family="text">
      <style:text-properties fo:font-weight="normal" officeooo:rsid="0023043d" style:font-size-asian="10.5pt" style:font-weight-asian="normal" style:font-size-complex="12pt" style:font-weight-complex="normal"/>
    </style:style>
    <style:style style:name="T34" style:family="text">
      <style:text-properties fo:font-weight="normal" officeooo:rsid="002528be" style:font-size-asian="10.5pt" style:font-weight-asian="normal" style:font-size-complex="12pt" style:font-weight-complex="normal"/>
    </style:style>
    <style:style style:name="T35" style:family="text">
      <style:text-properties officeooo:rsid="001f09f3"/>
    </style:style>
    <style:style style:name="T36" style:family="text">
      <style:text-properties officeooo:rsid="00205846"/>
    </style:style>
    <style:style style:name="T37" style:family="text">
      <style:text-properties officeooo:rsid="00206373"/>
    </style:style>
    <style:style style:name="T38"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9" style:family="text">
      <style:text-properties fo:font-style="normal" fo:font-weight="normal" officeooo:rsid="002f69ab" style:font-style-asian="normal" style:font-weight-asian="normal" style:font-style-complex="normal" style:font-weight-complex="normal"/>
    </style:style>
    <style:style style:name="T40" style:family="text">
      <style:text-properties fo:font-style="normal" fo:font-weight="normal" officeooo:rsid="0030d1c0" style:font-style-asian="normal" style:font-weight-asian="normal" style:font-style-complex="normal" style:font-weight-complex="normal"/>
    </style:style>
    <style:style style:name="T41" style:family="text">
      <style:text-properties fo:font-style="normal" fo:font-weight="normal" officeooo:rsid="0030d35b" style:font-style-asian="normal" style:font-weight-asian="normal" style:font-style-complex="normal" style:font-weight-complex="normal"/>
    </style:style>
    <style:style style:name="T42" style:family="text">
      <style:text-properties fo:font-style="normal" fo:font-weight="normal" officeooo:rsid="0032c5e7" style:font-style-asian="normal" style:font-weight-asian="normal" style:font-style-complex="normal" style:font-weight-complex="normal"/>
    </style:style>
    <style:style style:name="T43" style:family="text">
      <style:text-properties fo:font-style="normal" fo:font-weight="normal" officeooo:rsid="00358c32" style:font-style-asian="normal" style:font-weight-asian="normal" style:font-style-complex="normal" style:font-weight-complex="normal"/>
    </style:style>
    <style:style style:name="T44" style:family="text">
      <style:text-properties fo:font-style="italic" fo:font-weight="normal" officeooo:rsid="001f09f3" style:font-style-asian="italic" style:font-weight-asian="normal" style:font-style-complex="italic" style:font-weight-complex="normal"/>
    </style:style>
    <style:style style:name="T45"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46" style:family="text">
      <style:text-properties fo:font-style="italic" fo:font-weight="normal" officeooo:rsid="00206373" style:font-size-asian="10.5pt" style:font-style-asian="italic" style:font-weight-asian="normal" style:font-size-complex="12pt" style:font-style-complex="italic" style:font-weight-complex="normal"/>
    </style:style>
    <style:style style:name="T47" style:family="text">
      <style:text-properties officeooo:rsid="002528be"/>
    </style:style>
    <style:style style:name="T48" style:family="text">
      <style:text-properties officeooo:rsid="0025c384"/>
    </style:style>
    <style:style style:name="T49" style:family="text">
      <style:text-properties officeooo:rsid="00279d30"/>
    </style:style>
    <style:style style:name="T50" style:family="text">
      <style:text-properties officeooo:rsid="002c0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1</text:p>
      <text:p text:style-name="P22">I vores brugerundersøgels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23"/>
      <text:p text:style-name="P1"><text:span text:style-name="T4">M</text:span><text:span text:style-name="T1">an </text:span><text:span text:style-name="T2">kunne starte med at lave nogle analytiske evalueringer i form af inspektioner, herunder vil vi forslå, at man enten laver en heuristisk evaluering eller </text:span><text:span text:style-name="T16">c</text:span><text:span text:style-name="T2">ognitiv</text:span><text:span text:style-name="T16">e</text:span><text:span text:style-name="T2">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1</text:note-citation><text:note-body><text:p text:style-name="P37">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text:span><text:span text:style-name="T16">c</text:span><text:span text:style-name="T5">ognitiv</text:span><text:span text:style-name="T16">e</text:span><text:span text:style-name="T5">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text:span><text:span text:style-name="T16">og på <text:s/>specifikke bruger problemer </text:span><text:span text:style-name="T7">end ved en heuristisk evaluering, men måske mindre på selve oplevelsen.</text:span></text:p>
      <text:p text:style-name="P6"/>
      <text:p text:style-name="P3"><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text:span><text:span text:style-name="T15">). Dette kræver dog, at man får videreudviklet prototypen, så den rent faktisk indeholder nogle data, man kan spørge brugen om at finde. V</text:span><text:span text:style-name="T13">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10"><text:s text:c="3"/></text:span><text:span text:style-name="T9">Derudover kan man afslutte med nogle korte interviews eller spørgeskemaer for at få et mere dybdegående indblik i selve brugsoplevelsen, </text:span><text:span text:style-name="T13">så man kan få uddybet om løsningen er motiverende, </text:span><text:soft-page-break/><text:span text:style-name="T13">og om den også føles hjælpsom og nem at bruge. </text:span><text:span text:style-name="T14">Det kunne også være interessant at spørge, om brugerne finder den utility, som det at kunne sætte sin egen side op giver, brugbart eller blot tidskrævende og irriterende.</text:span></text:p>
      <text:p text:style-name="P7"><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7"/>
      <text:p text:style-name="P13">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7"/>
      <text:p text:style-name="P7"/>
      <text:p text:style-name="P36">4.2</text:p>
      <text:p text:style-name="P27">Cognitive Walkthrough</text:p>
      <text:p text:style-name="P10"><text:span text:style-name="T16">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text:span><text:span text:style-name="T17">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14"/>
      <text:p text:style-name="P34">Tilmelde/afmelde email</text:p>
      <text:p text:style-name="P32">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34"/>
      <text:p text:style-name="P31"><text:span text:style-name="T35">Opgave</text:span><text:span text:style-name="T17">: </text:span><text:span text:style-name="T20">Ti</text:span><text:span text:style-name="T18">lmelde sig en </text:span><text:span text:style-name="T20">ugent</text:span><text:span text:style-name="T18">lig email</text:span></text:p>
      <text:p text:style-name="P31"><text:span text:style-name="T35">Typisk bruger</text:span><text:span text:style-name="T17">: </text:span><text:span text:style-name="T19">Unge i alderen 18-28. De benytter typisk internettet jævnligt.</text:span></text:p>
      <text:p text:style-name="P15"/>
      <text:p text:style-name="P24"><text:span text:style-name="T35">Trin 1. </text:span><text:span text:style-name="T19">Klikke på ”</text:span><text:span text:style-name="T24">E</text:span><text:span text:style-name="T19">mailopsætning” i menuen.</text:span></text:p>
      <text:p text:style-name="P24"><text:span text:style-name="T44">Spørgsmål:</text:span><text:span text:style-name="T19"> Vil brugern</text:span><text:span text:style-name="T21">e</text:span><text:span text:style-name="T19"> vide, hvad </text:span><text:span text:style-name="T21">de</text:span><text:span text:style-name="T19"> skal gøre?</text:span></text:p>
      <text:p text:style-name="P24"><text:span text:style-name="T44">Svar:</text:span><text:span text:style-name="T19"> </text:span><text:span text:style-name="T22">Ja, brugerne ved, at de </text:span><text:span text:style-name="T25">nok </text:span><text:span text:style-name="T22">skal ind på en underside/</text:span><text:span text:style-name="T26">undermenu</text:span><text:span text:style-name="T22"> for at tilmelde sin mail</text:span></text:p>
      <text:p text:style-name="P16"/>
      <text:p text:style-name="P24"><text:span text:style-name="T44">Spørgsmål:</text:span><text:span text:style-name="T19"> Vil bruger</text:span><text:span text:style-name="T21">ne</text:span><text:span text:style-name="T19"> se, hvordan det skal gøres?</text:span></text:p>
      <text:p text:style-name="P24"><text:span text:style-name="T44">Svar:</text:span><text:span text:style-name="T19"> </text:span><text:span text:style-name="T22">Ja, brugerne har set menuer før og knappen ”</text:span><text:span text:style-name="T24">E</text:span><text:span text:style-name="T22">mailopsætning” markerer tydeligt det rette valg. <text:s/></text:span></text:p>
      <text:p text:style-name="P16"/>
      <text:p text:style-name="P24"><text:span text:style-name="T44">Spørgsmål:</text:span><text:span text:style-name="T19"> Vil bruger</text:span><text:span text:style-name="T21">ne</text:span><text:span text:style-name="T19"> på baggrund af feedback forstå, om handlingen var korrekt eller ej?</text:span></text:p>
      <text:p text:style-name="P24"><text:span text:style-name="T44">Svar: </text:span><text:span text:style-name="T22">Ja, en undermenu, der tydeligt har noget med emails at gøre, dukker op. At der står ”test” længst ude til højre virker dog </text:span><text:span text:style-name="T24">mærkeligt.</text:span></text:p>
      <text:p text:style-name="P16"/>
      <text:p text:style-name="P25"><text:span text:style-name="T35">Trin </text:span><text:span text:style-name="T36">2</text:span><text:span text:style-name="T35">. </text:span><text:span text:style-name="T21">Udfylde informationer;</text:span><text:span text:style-name="T37"> </text:span><text:span text:style-name="T21">indtaste sin email i tekstfeltet, vælg ugentlig i dropdown-menuen og klikke på gem mail til sidst.</text:span></text:p>
      <text:p text:style-name="P25"><text:span text:style-name="T44">Spørgsmål:</text:span><text:span text:style-name="T19"> Vil brugeren vide, hvad han/hun skal gøre?</text:span></text:p>
      <text:p text:style-name="P26"><text:span text:style-name="T44">Svar:</text:span><text:span text:style-name="T19"> </text:span><text:span text:style-name="T21">Ja/sandsynlig, brugerne er bekendte med menuer, så de ved, hvordan man udfylder dem. </text:span></text:p>
      <text:p text:style-name="P17"/>
      <text:p text:style-name="P25"><text:span text:style-name="T44">Spørgsmål:</text:span><text:span text:style-name="T19"> Vil brugeren se, hvordan det skal gøres?</text:span></text:p>
      <text:p text:style-name="P26"><text:span text:style-name="T44">Svar:</text:span><text:span text:style-name="T19"> </text:span><text:span text:style-name="T21">Ja/sandsynlig, der står godt nok ikke ”indtast din </text:span><text:span text:style-name="T23">e</text:span><text:span text:style-name="T21">mail her” i tekstfeltet, men da man befinder </text:span><text:soft-page-break/><text:span text:style-name="T21">sig i en undermenu til ”</text:span><text:span text:style-name="T24">E</text:span><text:span text:style-name="T21">mail</text:span><text:span text:style-name="T21">opsætning” formodes det, at brugerne godt kan regne ud, at det eneste tekstfelt skal bruges til at indtaste sin email. At man skal klikke ”gem email” i stedet for ”slet email” for at afslutte og <text:s/>tilmelde sin mail formodes oplagt pga. teksten. </text:span></text:p>
      <text:p text:style-name="P18"/>
      <text:p text:style-name="P25"><text:span text:style-name="T44">Spørgsmål:</text:span><text:span text:style-name="T19"> Vil brugeren på baggrund af feedback forstå, om handlingen var korrekt eller ej?</text:span></text:p>
      <text:p text:style-name="P29"><text:span text:style-name="T45">Svar:</text:span><text:span text:style-name="T31"> </text:span><text:span text:style-name="T32">Ja, beskeden</text:span><text:bookmark text:name="emailOutput"/><text:span text:style-name="T32"> ”Dine indstillinger er blevet gemt” dukker op til højre for formen</text:span></text:p>
      <text:p text:style-name="P29"><text:span text:style-name="T46">Svar: </text:span><text:span text:style-name="T32">Nej, beskeden</text:span><text:bookmark text:name="emailOutput1"/><text:span text:style-name="T32"> ”Dine indstillinger er blevet gemt” dukker også op til højre for formen, uanset hvad man indtaster i testfeltet. Indstillingerne bliver teknisk set også gemt, men brugeren får ikke den ønskede effekt, hvis man ikke indtaster en valid </text:span><text:span text:style-name="T33">e-mail-adresse.</text:span></text:p>
      <text:p text:style-name="P19"/>
      <text:p text:style-name="P30"><text:span text:style-name="T33">Vi ser således, at det formodentlig er rimelig oplagt for brugerne, hvad de skal gøre for at tilmelde/afmelde sig emails. Forbedringer k</text:span><text:span text:style-name="T34">am</text:span><text:span text:style-name="T33"> dog være, at der i tekstfeltet st</text:span><text:span text:style-name="T34">år</text:span><text:span text:style-name="T33"> ”indtast din email her” og feedbacken k</text:span><text:span text:style-name="T34">an</text:span><text:span text:style-name="T33"> forbedres ved at man respondere</text:span><text:span text:style-name="T34">r</text:span><text:span text:style-name="T33"> med ”ugyldig email”, hvis man indtaster en ugyldig email. </text:span><text:span text:style-name="T38">At der står ”test” til højre i undermenuen, når den popper op, skal bare fjernes.</text:span></text:p>
      <text:p text:style-name="P33"><text:s text:c="3"/><text:span text:style-name="T47">En ting vi også kom til at tænke på er, at selvom det virker rimelig oplagt, hvordan man skal tilmelde sin email, når man får stillet opgaven, så er det ikke sikkert, at man ved præcist hvad funktionen gør. F.eks. er det ikke tydeligt, hvilken form for email, man melder sig til at modtage, og så er det heler ikke tydeligt, om man bør melde sig til eller ej. </text:span></text:p>
      <text:p text:style-name="P33"/>
      <text:p text:style-name="P48"><text:span text:style-name="T49">Opsætning af layout</text:span></text:p>
      <text:p text:style-name="P39"><text:span text:style-name="T35">Opgave</text:span><text:span text:style-name="T17">: </text:span><text:span text:style-name="T24">Sætte layouttet på siden</text:span></text:p>
      <text:p text:style-name="P39"><text:span text:style-name="T35">Typisk bruger</text:span><text:span text:style-name="T17">: </text:span><text:span text:style-name="T19">Unge i alderen 18-28. De benytter typisk internettet jævnligt.</text:span></text:p>
      <text:p text:style-name="P42"/>
      <text:p text:style-name="P45"><text:span text:style-name="T35">Trin 1. </text:span><text:span text:style-name="T19">Klikke på ”</text:span><text:span text:style-name="T24">Værktøjskasse”</text:span><text:span text:style-name="T19"> i menuen.</text:span></text:p>
      <text:p text:style-name="P45"><text:span text:style-name="T44">Spørgsmål:</text:span><text:span text:style-name="T19"> Vil brugern</text:span><text:span text:style-name="T21">e</text:span><text:span text:style-name="T19"> vide, hvad </text:span><text:span text:style-name="T21">de</text:span><text:span text:style-name="T19"> skal gøre?</text:span></text:p>
      <text:p text:style-name="P45"><text:span text:style-name="T44">Svar:</text:span><text:span text:style-name="T19"> </text:span><text:span text:style-name="T22">Ja, brugerne ved, at de </text:span><text:span text:style-name="T25">nok </text:span><text:span text:style-name="T22">skal ind på en underside/</text:span><text:span text:style-name="T26">undermenu</text:span><text:span text:style-name="T22"> for at </text:span><text:span text:style-name="T25">redigere layouttet</text:span></text:p>
      <text:p text:style-name="P43"/>
      <text:p text:style-name="P45"><text:span text:style-name="T44">Spørgsmål:</text:span><text:span text:style-name="T19"> Vil bruger</text:span><text:span text:style-name="T21">ne</text:span><text:span text:style-name="T19"> se, hvordan det skal gøres?</text:span></text:p>
      <text:p text:style-name="P45"><text:span text:style-name="T44">Svar:</text:span><text:span text:style-name="T19"> </text:span><text:span text:style-name="T26">Måske</text:span><text:span text:style-name="T22">, brugerne har set menuer før, </text:span><text:span text:style-name="T26">men der er ingen </text:span><text:span text:style-name="T22">knap, </text:span><text:span text:style-name="T26">der tydeligt</text:span><text:span text:style-name="T22"> markerer </text:span><text:span text:style-name="T26">at have noget med layout at gøre. ”Emailopsætning” og ”Hjælp”, gør det tydeligvis ikke, så det kan være, at brugerne vælger rigtigt, da ”Værktøjskasse” er det eneste menupunkt, der måske kunne omhandle layout.</text:span></text:p>
      <text:p text:style-name="P45"><text:span text:style-name="T22"/></text:p>
      <text:p text:style-name="P45"><text:span text:style-name="T44">Spørgsmål:</text:span><text:span text:style-name="T19"> Vil bruger</text:span><text:span text:style-name="T21">ne</text:span><text:span text:style-name="T19"> på baggrund af feedback forstå, om handlingen var korrekt eller ej?</text:span></text:p>
      <text:p text:style-name="P39"><text:span text:style-name="T44">Svar: </text:span><text:span text:style-name="T26">Sandsynligvis</text:span><text:span text:style-name="T22">, en undermenu </text:span><text:span text:style-name="T26">med punkterne ”Graf”, ”Tabel” og ”Tekst”</text:span><text:span text:style-name="T22"> dukker op.</text:span><text:span text:style-name="T24"> </text:span><text:span text:style-name="T26">Disse punkter kunne nemt have noget med layouttet at gøre, og derfor antyde, at man udført en korrekt handling, men der står ingen steder direkte, at man nu har mulighed for at sætte layoutte på siden.</text:span></text:p>
      <text:p text:style-name="P33"/>
      <text:p text:style-name="P46"><text:span text:style-name="T35">Trin </text:span><text:span text:style-name="T50">2</text:span><text:span text:style-name="T35">. </text:span><text:span text:style-name="T26">Sætte layouttet: trykke i undermenuen på de elementer </text:span><text:span text:style-name="T27">(T)</text:span><text:span text:style-name="T26">, man ønsker, </text:span><text:span text:style-name="T29">flytte</text:span><text:span text:style-name="T26"> dem rundt på siden vha. musen </text:span><text:span text:style-name="T27">(</text:span><text:span text:style-name="T29">F</text:span><text:span text:style-name="T27">)</text:span><text:span text:style-name="T26">, resize elementerne vha. musen </text:span><text:span text:style-name="T27">(R)</text:span><text:span text:style-name="T26">, slette elementer </text:span><text:span text:style-name="T27">(S)</text:span><text:span text:style-name="T19">.</text:span></text:p>
      <text:p text:style-name="P46"><text:span text:style-name="T19"><text:s text:c="3"/></text:span><text:span text:style-name="T26">Dette trin består af flere forskellige operationer, der kan forekomme, </text:span><text:span text:style-name="T27">men om de alle gør det, og i hvilket antal og hvilken rækkefølge afhænger meget af, hvem der sætter layou</text:span><text:span text:style-name="T28">t</text:span><text:span text:style-name="T27">tet. </text:span><text:span text:style-name="T28">D</text:span><text:span text:style-name="T27">erfor har det været svært at lave en yderligere opdeling i trin, men da de er så forskellige, har vi givet dem forkortelser og besvaret spørgsmålene for dem hver for sig. <text:s/></text:span><text:span text:style-name="T26"><text:s/></text:span></text:p>
      <text:p text:style-name="P46"><text:span text:style-name="T19"/></text:p>
      <text:p text:style-name="P46"><text:span text:style-name="T44">Spørgsmål:</text:span><text:span text:style-name="T19"> Vil brugern</text:span><text:span text:style-name="T21">e</text:span><text:span text:style-name="T19"> vide, hvad </text:span><text:span text:style-name="T21">de</text:span><text:span text:style-name="T19"> skal gøre?</text:span></text:p>
      <text:p text:style-name="P49"><text:span text:style-name="T28">(T)Svar: </text:span><text:span text:style-name="T39">Ja, brugerne vil nok vide, at de skal trykke på nogle knapper for at få elementer frem.</text:span></text:p>
      <text:p text:style-name="P49"><text:span text:style-name="T28">(</text:span><text:span text:style-name="T29">F</text:span><text:span text:style-name="T28">)Svar:</text:span><text:span text:style-name="T39"> </text:span><text:span text:style-name="T40">Sandsynligvis, det er ikke ualmindeligt, at man kan flytte rundt på elementer med musen, når man laver layout. Så brugere, der jævnligt benytter internettet kan ved det sandsynligvis godt. <text:s/></text:span></text:p>
      <text:p text:style-name="P51"><text:span text:style-name="T28">(R)Svar: </text:span><text:span text:style-name="T40">Sandsynligvis, det er ikke ualmindeligt, at man kan </text:span><text:span text:style-name="T41">resize </text:span><text:span text:style-name="T40">elementer </text:span><text:span text:style-name="T41">ved at hive i det nederste højre hjørne</text:span><text:span text:style-name="T40">. Så brugere, der jævnligt benytter internettet kan ved det sandsynligvis godt. <text:s/></text:span><text:span text:style-name="T30"><text:s/></text:span></text:p>
      <text:p text:style-name="P49"><text:span text:style-name="T28">(S)Svar: </text:span><text:span text:style-name="T41">Måske, brugerne ved nok godt, at de skal finde en slet knap, men det er ikke sikkert, at de </text:span><text:soft-page-break/><text:span text:style-name="T41">ved, at den ligger inde i en menu.</text:span></text:p>
      <text:p text:style-name="P44"/>
      <text:p text:style-name="P46"><text:span text:style-name="T44">Spørgsmål:</text:span><text:span text:style-name="T19"> Vil bruger</text:span><text:span text:style-name="T21">ne</text:span><text:span text:style-name="T19"> se, hvordan det skal gøres?</text:span></text:p>
      <text:p text:style-name="P49"><text:span text:style-name="T28">(T)Svar:</text:span><text:span text:style-name="T39"> Ja, </text:span><text:span text:style-name="T40">knapperne i undermenuen viser hvilket type element man får; trykker man på ”Graf”, så får man en graf osv. Dog ved man ikke hvad grafen er over og der er ikke forskellige typer af grafer. <text:s text:c="2"/></text:span></text:p>
      <text:p text:style-name="P49"><text:span text:style-name="T28">(D)Svar: </text:span><text:span text:style-name="T40">Nej, der er ingen synlige tegn på, at man kan rykke rundt på elementerne.</text:span></text:p>
      <text:p text:style-name="P49"><text:span text:style-name="T28">(R)Svar: </text:span><text:span text:style-name="T40">Måske, der er et lille symbol i nederste højre hjørne. </text:span><text:span text:style-name="T41">Måske ser brugerne det, måske ikke.</text:span></text:p>
      <text:p text:style-name="P49"><text:span text:style-name="T28">(S)Svar: </text:span><text:span text:style-name="T41">Måske, der er et synligt ”indstillinger”-ikon, trykker man på det kommer et synligt ”close”-ikon. <text:s/>Det er tydeligt at se, at men fjerner elementet ved at trykke på ”close”-ikonet, men det er ikke sikkert, at det er tydeligt at se, at man først skal trykke på ”indstillinger”-ikonet.</text:span></text:p>
      <text:p text:style-name="P49"><text:span text:style-name="T28"/></text:p>
      <text:p text:style-name="P47"><text:span text:style-name="T44">Spørgsmål:</text:span><text:span text:style-name="T19"> Vil bruger</text:span><text:span text:style-name="T21">ne</text:span><text:span text:style-name="T19"> på baggrund af feedback forstå, om handlingen var korrekt eller ej?</text:span></text:p>
      <text:p text:style-name="P50"><text:span text:style-name="T28">(T)Svar:</text:span><text:span text:style-name="T39"> Ja, </text:span><text:span text:style-name="T40">elementet ses på skærmen.</text:span></text:p>
      <text:p text:style-name="P50"><text:span text:style-name="T28">(D)Svar: </text:span><text:span text:style-name="T40">Ja, man ser at elementet flytter sig på skærmen.</text:span></text:p>
      <text:p text:style-name="P50"><text:span text:style-name="T28">(R)Svar: </text:span><text:span text:style-name="T40">Ja, elementet ændre størrelse.</text:span></text:p>
      <text:p text:style-name="P50"><text:span text:style-name="T28">(S)Svar: </text:span><text:span text:style-name="T40">Ja, elementet forsvinder fra skærmen.</text:span></text:p>
      <text:p text:style-name="P50"><text:span text:style-name="T40"/></text:p>
      <text:p text:style-name="P52"><text:span text:style-name="T42">Vi ser altså, at det for det første kunne være en idé at omdøbe ”Værktøjskasse”- punktet i hovedmenuen, så det blev tydeligere, at der var her, man sætter layouttet på siden. Måske skal ”close”-ikonet kunne ses direkte på elementet, så brugerne ikke skal vide, at de først skal klikke på ”indstillinger”-ikonet. Man bør også overveje, om man skal gøre noget for at vise brugerne, at man kan flytte rundt på og resize elementerne ved at bruge musen.</text:span></text:p>
      <text:p text:style-name="P52"><text:span text:style-name="T42"><text:s text:c="3"/></text:span><text:span text:style-name="T43">Ligesom i forbindelse med den forgående cognitive walkthrough tænker vi også her, at det måske kunne være en idé i på en eller anden måde at forklare brugerne, at der er denne layout funktion, og hvad selve meningen med den er.</text:span></text:p>
      <text:p text:style-name="P52"><text:span text:style-name="T42"/></text:p>
      <text:p text:style-name="P52"><text:span text:style-name="T42"/></text:p>
      <text:p text:style-name="P20"/>
      <text:p text:style-name="P28">Userbility testing</text:p>
      <text:p text:style-name="P21"/>
      <text:p text:style-name="P21">Test:</text:p>
      <text:p text:style-name="P21">Du er ny bruger af vores hjemmeside, du skal derfor sætte layoutet på din side og tilmelde din email.</text:p>
      <text:p text:style-name="P21"/>
      <text:p text:style-name="P21"/>
      <text:p text:style-name="P21">Spørgsmål:</text:p>
      <text:p text:style-name="P21"/>
      <text:p text:style-name="P21">Synes du, at det nemt at bruge hjemmesiden?</text:p>
      <text:p text:style-name="P21"/>
      <text:p text:style-name="P9"><text:span text:style-name="T15"><text:s/>- </text:span><text:span text:style-name="T16">Er det tydeligt, hvad du skal gøre og hvor du skal trykke for at gøre det?</text:span></text:p>
      <text:p text:style-name="P21"/>
      <text:p text:style-name="P21">Synes du, at muligheden for at sætte sit eget layout er god? </text:p>
      <text:p text:style-name="P21">- hvorfor, hvorfor ikke?</text:p>
      <text:p text:style-name="P21"/>
      <text:p text:style-name="P41"><text:span text:style-name="T48">Savner du viden om hvad for en mail du egentligt melder dig til</text:span></text:p>
      <text:p text:style-name="P41"><text:span text:style-name="T48"/></text:p>
      <text:p text:style-name="P41"><text:span text:style-name="T48">Savner du at kunne se hvordan din email kommer til at se ud?</text:span></text:p>
      <text:p text:style-name="P21"/>
      <text:p text:style-name="P21">Ville du gerne have en standard opsætning/template?</text:p>
      <text:p text:style-name="P21"/>
      <text:p text:style-name="P21">Er dette en løsning, du kunne se dig selv bruge?</text:p>
      <text:p text:style-name="P21"><text:soft-page-break/></text:p>
      <text:p text:style-name="P8"/>
      <text:p text:style-name="P11"/>
      <text:p text:style-name="P12"/>
      <text:p text:style-name="P6"/>
      <text:p text:style-name="P4"><text:s text:c="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09T16:03:58.41</dc:date>
    <meta:editing-duration>PT7H5M16S</meta:editing-duration>
    <meta:editing-cycles>27</meta:editing-cycles>
    <meta:generator>LibreOffice/4.0.2.2$Windows_x86 LibreOffice_project/4c82dcdd6efcd48b1d8bba66bfe1989deee49c3</meta:generator>
    <meta:document-statistic meta:table-count="0" meta:image-count="0" meta:object-count="0" meta:page-count="5" meta:paragraph-count="77" meta:word-count="2268" meta:character-count="13457" meta:non-whitespace-character-count="11214"/>
  </office:meta>
</office:document-meta>
</file>